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voice</text:p>
      <text:p text:style-name="Standard"/>
      <text:p text:style-name="Standard">~company::name~</text:p>
      <text:p text:style-name="Standard">~company::address1~</text:p>
      <text:p text:style-name="Standard">~company::city~ ~company::prov~ ~company::prov~</text:p>
      <text:p text:style-name="Standard">Phone: ~company::phone~</text:p>
      <text:p text:style-name="Standard"/>
      <text:p text:style-name="Standard">~client::company~</text:p>
      <text:p text:style-name="Standard">~client::name~</text:p>
      <text:p text:style-name="Standard">~client::city~ ~client::prov~ ~client::postalcode~</text:p>
      <text:p text:style-name="Standard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Desc</text:p>
          </table:table-cell>
          <table:table-cell table:style-name="Table1.A1" office:value-type="string">
            <text:p text:style-name="P1">Cost</text:p>
          </table:table-cell>
          <table:table-cell table:style-name="Table1.A1" office:value-type="string">
            <text:p text:style-name="P1">Quantity</text:p>
          </table:table-cell>
          <table:table-cell table:style-name="Table1.D1" office:value-type="string">
            <text:p text:style-name="P1">Total</text:p>
          </table:table-cell>
        </table:table-row>
        <table:table-row>
          <table:table-cell table:style-name="Table1.A2" office:value-type="string">
            <text:p text:style-name="P2">~repeatrow|product::desc~</text:p>
          </table:table-cell>
          <table:table-cell table:style-name="Table1.A2" office:value-type="string">
            <text:p text:style-name="Table_20_Contents">~product::rate~</text:p>
          </table:table-cell>
          <table:table-cell table:style-name="Table1.A2" office:value-type="string">
            <text:p text:style-name="Table_20_Contents">~product::qty~</text:p>
          </table:table-cell>
          <table:table-cell table:style-name="Table1.D2" office:value-type="string">
            <text:p text:style-name="P1">~product::total~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4-19T14:05:54.96</meta:creation-date>
    <dc:date>2010-04-19T14:23:29.05</dc:date>
    <dc:creator>Brian Kulyk</dc:creator>
    <meta:editing-duration>PT00H17M32S</meta:editing-duration>
    <meta:editing-cycles>4</meta:editing-cycles>
    <meta:generator>OpenOffice.org/3.2$Win32 OpenOffice.org_project/320m12$Build-9483</meta:generator>
    <meta:document-statistic meta:table-count="1" meta:image-count="0" meta:object-count="0" meta:page-count="1" meta:paragraph-count="16" meta:word-count="21" meta:character-count="283"/>
  </office:meta>
</office:document-meta>
</file>